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74a3"/>
    </style:style>
    <style:style style:name="P2" style:family="paragraph" style:parent-style-name="Standard">
      <style:text-properties officeooo:rsid="00178578" officeooo:paragraph-rsid="00178578"/>
    </style:style>
    <style:style style:name="P3" style:family="paragraph" style:parent-style-name="Standard">
      <style:text-properties officeooo:rsid="00199616" officeooo:paragraph-rsid="00199616"/>
    </style:style>
    <style:style style:name="P4" style:family="paragraph" style:parent-style-name="Standard">
      <style:text-properties officeooo:rsid="00206e88" officeooo:paragraph-rsid="00206e88"/>
    </style:style>
    <style:style style:name="T1" style:family="text">
      <style:text-properties officeooo:rsid="00059a23"/>
    </style:style>
    <style:style style:name="T2" style:family="text">
      <style:text-properties officeooo:rsid="00095d5d"/>
    </style:style>
    <style:style style:name="T3" style:family="text">
      <style:text-properties officeooo:rsid="000bbdba"/>
    </style:style>
    <style:style style:name="T4" style:family="text">
      <style:text-properties officeooo:rsid="000c17d0"/>
    </style:style>
    <style:style style:name="T5" style:family="text">
      <style:text-properties officeooo:rsid="00178578"/>
    </style:style>
    <style:style style:name="T6" style:family="text">
      <style:text-properties officeooo:rsid="0018f794"/>
    </style:style>
    <style:style style:name="T7" style:family="text">
      <style:text-properties officeooo:rsid="001b54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s: Tables in nftables refer to a particular protocol family. The table types are</text:p>
      <text:p text:style-name="P1">ip, ip6, inet, arp, bridge, and netdev.</text:p>
      <text:p text:style-name="P1">Chains: Chains in nftables roughly equate to tables in iptables. For example, in</text:p>
      <text:p text:style-name="P1">nftables, you could have filter, route, or NAT chains.</text:p>
      <text:p text:style-name="P1"/>
      <text:p text:style-name="P1"/>
      <text:p text:style-name="Standard">sudo apt install nftables</text:p>
      <text:p text:style-name="Standard"><text:span text:style-name="T1">To show version :&gt;&gt; <text:s text:c="2"/></text:span>nft -V</text:p>
      <text:p text:style-name="Standard"><text:span text:style-name="T2">To list of installed tables:&gt;&gt; <text:s/></text:span>sudo nft list tables</text:p>
      <text:p text:style-name="Standard">cat /etc/nftables.conf </text:p>
      <text:p text:style-name="Standard"><text:span text:style-name="T4">Examples of nft configfile:&gt;&gt; <text:s/></text:span><text:span text:style-name="T3">cd </text:span>/usr/share/doc/nftables/examples</text:p>
      <text:p text:style-name="Standard">sudo cp /usr/share/doc/nftables/examples/workstation.nft <text:s text:c="2"/>/etc/nftables.conf</text:p>
      <text:p text:style-name="Standard"/>
      <text:p text:style-name="P3">Allowing ssh,http and dns.</text:p>
      <text:p text:style-name="Standard">sudo vi /etc/nftables.conf <text:s/><text:span text:style-name="T5">===</text:span></text:p>
      <text:p text:style-name="P2">===================</text:p>
      <text:p text:style-name="P2"><text:tab/>tcp dport { 22, 80, 53 } ct state new accept</text:p>
      <text:p text:style-name="P2"><text:s text:c="13"/>udp dport {53} ct state new accept <text:s text:c="10"/></text:p>
      <text:p text:style-name="P2">====================================</text:p>
      <text:p text:style-name="P2">Load the configuration file and view the results:</text:p>
      <text:p text:style-name="P2">sudo systemctl start nftables</text:p>
      <text:p text:style-name="P2">sudo systemctl reload nftables</text:p>
      <text:p text:style-name="P2"><text:span text:style-name="T7">To view our new rule:&gt;&gt; <text:s/></text:span>sudo nft list ruleset</text:p>
      <text:p text:style-name="P2"/>
      <text:p text:style-name="P2">Now, when you need to peruse the /var/log/kern.log file to see how many dropped</text:p>
      <text:p text:style-name="P2">packets you've had, just search for the Dropped packet text string.</text:p>
      <text:p text:style-name="P2">Now, let's say that we want to block certain IP addresses from reaching the Secure Shell</text:p>
      <text:p text:style-name="P2">port of this machine. Do so this, we can edit the file, placing a drop rule above the rule that</text:p>
      <text:p text:style-name="P2">opens port 22 . The relevant section of the file would look like this:</text:p>
      <text:p text:style-name="P2">tcp dport 22 ip saddr { 192.168.0.7, 192.168.0.10 } log prefix "Blocked SSH</text:p>
      <text:p text:style-name="P2">packets: " drop</text:p>
      <text:p text:style-name="P2">tcp dport { 22, 53 } ct state new accept</text:p>
      <text:p text:style-name="P2"/>
      <text:p text:style-name="P4">Now to view log file:&gt;&gt; <text:s/>cat /var/log/kern.log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4T22:37:31.138139319</meta:creation-date>
    <meta:generator>LibreOffice/7.1.5.2$Linux_X86_64 LibreOffice_project/10$Build-2</meta:generator>
    <dc:date>2021-08-24T23:22:01.748803082</dc:date>
    <meta:editing-duration>PT44M21S</meta:editing-duration>
    <meta:editing-cycles>23</meta:editing-cycles>
    <meta:document-statistic meta:table-count="0" meta:image-count="0" meta:object-count="0" meta:page-count="1" meta:paragraph-count="29" meta:word-count="235" meta:character-count="1474" meta:non-whitespace-character-count="1232"/>
  </office:meta>
</office:document-meta>
</file>